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24-12-19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23-12-1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3808" calcext:value-type="float">
            <text:p>70.85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22-12-1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2568" calcext:value-type="float">
            <text:p>64.7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9-12-13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8-12-09 14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1392" calcext:value-type="float">
            <text:p>66.00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7-12-12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6-12-05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3296" calcext:value-type="float">
            <text:p>65.2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3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49904" calcext:value-type="float">
            <text:p>67.04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172" calcext:value-type="float">
            <text:p>67.10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0224" calcext:value-type="float">
            <text:p>69.61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0872" calcext:value-type="float">
            <text:p>77.0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704" calcext:value-type="float">
            <text:p>71.5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6184" calcext:value-type="float">
            <text:p>71.5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5936" calcext:value-type="float">
            <text:p>71.1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6808" calcext:value-type="float">
            <text:p>68.18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2816" calcext:value-type="float">
            <text:p>69.0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9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7728" calcext:value-type="float">
            <text:p>67.92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0610</text:p>
          </table:table-cell>
          <table:table-cell office:value-type="string" calcext:value-type="string">
            <text:p>197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86" calcext:value-type="float">
            <text:p>68.80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